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7" calcext:value-type="float">
            <text:p>447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2" calcext:value-type="float">
            <text:p>1502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54" calcext:value-type="float">
            <text:p>1054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90" calcext:value-type="float">
            <text:p>690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9" calcext:value-type="float">
            <text:p>2019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5" calcext:value-type="float">
            <text:p>4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5" calcext:value-type="float">
            <text:p>45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86" calcext:value-type="float">
            <text:p>128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54" calcext:value-type="float">
            <text:p>125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94" calcext:value-type="float">
            <text:p>12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5" calcext:value-type="float">
            <text:p>455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85" calcext:value-type="float">
            <text:p>1685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9" calcext:value-type="float">
            <text:p>2019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19" calcext:value-type="float">
            <text:p>2019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9" calcext:value-type="float">
            <text:p>201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9" calcext:value-type="float">
            <text:p>2019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54" calcext:value-type="float">
            <text:p>854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5" calcext:value-type="float">
            <text:p>455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24" calcext:value-type="float">
            <text:p>1124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19" calcext:value-type="float">
            <text:p>201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9" calcext:value-type="float">
            <text:p>2019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19" calcext:value-type="float">
            <text:p>2019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19" calcext:value-type="float">
            <text:p>201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39" calcext:value-type="float">
            <text:p>43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17" calcext:value-type="float">
            <text:p>717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52" calcext:value-type="float">
            <text:p>125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60" calcext:value-type="float">
            <text:p>126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82" calcext:value-type="float">
            <text:p>582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9" calcext:value-type="float">
            <text:p>201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9" calcext:value-type="float">
            <text:p>201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19" calcext:value-type="float">
            <text:p>201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49" calcext:value-type="float">
            <text:p>124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78" calcext:value-type="float">
            <text:p>478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87" calcext:value-type="float">
            <text:p>148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19" calcext:value-type="float">
            <text:p>2019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19" calcext:value-type="float">
            <text:p>2019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25" calcext:value-type="float">
            <text:p>925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19" calcext:value-type="float">
            <text:p>101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19" calcext:value-type="float">
            <text:p>2019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9" calcext:value-type="float">
            <text:p>201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40" calcext:value-type="float">
            <text:p>64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61" calcext:value-type="float">
            <text:p>126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63" calcext:value-type="float">
            <text:p>1263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7" calcext:value-type="float">
            <text:p>487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22" calcext:value-type="float">
            <text:p>1922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19" calcext:value-type="float">
            <text:p>2019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9" calcext:value-type="float">
            <text:p>201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61" calcext:value-type="float">
            <text:p>1261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39" calcext:value-type="float">
            <text:p>439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07" calcext:value-type="float">
            <text:p>1507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19" calcext:value-type="float">
            <text:p>201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19" calcext:value-type="float">
            <text:p>201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19" calcext:value-type="float">
            <text:p>201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65" calcext:value-type="float">
            <text:p>965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55" calcext:value-type="float">
            <text:p>4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97" calcext:value-type="float">
            <text:p>797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19" calcext:value-type="float">
            <text:p>2019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19" calcext:value-type="float">
            <text:p>201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19" calcext:value-type="float">
            <text:p>2019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19" calcext:value-type="float">
            <text:p>201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19" calcext:value-type="float">
            <text:p>2019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45" calcext:value-type="float">
            <text:p>545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92" calcext:value-type="float">
            <text:p>129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88" calcext:value-type="float">
            <text:p>1288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88" calcext:value-type="float">
            <text:p>48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39" calcext:value-type="float">
            <text:p>193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9" calcext:value-type="float">
            <text:p>2019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19" calcext:value-type="float">
            <text:p>2019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19" calcext:value-type="float">
            <text:p>201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63" calcext:value-type="float">
            <text:p>4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11" calcext:value-type="float">
            <text:p>1111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82" calcext:value-type="float">
            <text:p>1282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266" calcext:value-type="float">
            <text:p>12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63" calcext:value-type="float">
            <text:p>463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09" calcext:value-type="float">
            <text:p>140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19" calcext:value-type="float">
            <text:p>2019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9" calcext:value-type="float">
            <text:p>201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94" calcext:value-type="float">
            <text:p>994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73" calcext:value-type="float">
            <text:p>773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19" calcext:value-type="float">
            <text:p>2019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47" calcext:value-type="float">
            <text:p>44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28" calcext:value-type="float">
            <text:p>528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57" calcext:value-type="float">
            <text:p>125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65" calcext:value-type="float">
            <text:p>1265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90" calcext:value-type="float">
            <text:p>12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62" calcext:value-type="float">
            <text:p>462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64" calcext:value-type="float">
            <text:p>1764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19" calcext:value-type="float">
            <text:p>201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19" calcext:value-type="float">
            <text:p>2019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03" calcext:value-type="float">
            <text:p>803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46" calcext:value-type="float">
            <text:p>446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08" calcext:value-type="float">
            <text:p>1208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9" calcext:value-type="float">
            <text:p>201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019" calcext:value-type="float">
            <text:p>2019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19" calcext:value-type="float">
            <text:p>2019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55" calcext:value-type="float">
            <text:p>45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265" calcext:value-type="float">
            <text:p>126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97" calcext:value-type="float">
            <text:p>1297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25" calcext:value-type="float">
            <text:p>625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19" calcext:value-type="float">
            <text:p>201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19" calcext:value-type="float">
            <text:p>2019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270" calcext:value-type="float">
            <text:p>1270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47" calcext:value-type="float">
            <text:p>447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743" calcext:value-type="float">
            <text:p>1743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19" calcext:value-type="float">
            <text:p>201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19" calcext:value-type="float">
            <text:p>2019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19" calcext:value-type="float">
            <text:p>201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60" calcext:value-type="float">
            <text:p>760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68" calcext:value-type="float">
            <text:p>468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225" calcext:value-type="float">
            <text:p>1225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19" calcext:value-type="float">
            <text:p>2019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19" calcext:value-type="float">
            <text:p>2019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49" calcext:value-type="float">
            <text:p>44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23" calcext:value-type="float">
            <text:p>82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70" calcext:value-type="float">
            <text:p>127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273" calcext:value-type="float">
            <text:p>1273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75" calcext:value-type="float">
            <text:p>775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19" calcext:value-type="float">
            <text:p>2019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78" calcext:value-type="float">
            <text:p>1278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86" calcext:value-type="float">
            <text:p>486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719" calcext:value-type="float">
            <text:p>1719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19" calcext:value-type="float">
            <text:p>2019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31" calcext:value-type="float">
            <text:p>831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97" calcext:value-type="float">
            <text:p>49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76" calcext:value-type="float">
            <text:p>1176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19" calcext:value-type="float">
            <text:p>2019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19" calcext:value-type="float">
            <text:p>2019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19" calcext:value-type="float">
            <text:p>201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54" calcext:value-type="float">
            <text:p>45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22" calcext:value-type="float">
            <text:p>72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267" calcext:value-type="float">
            <text:p>126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254" calcext:value-type="float">
            <text:p>1254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45" calcext:value-type="float">
            <text:p>645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19" calcext:value-type="float">
            <text:p>2019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19" calcext:value-type="float">
            <text:p>2019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019" calcext:value-type="float">
            <text:p>2019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019" calcext:value-type="float">
            <text:p>2019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19" calcext:value-type="float">
            <text:p>2019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277" calcext:value-type="float">
            <text:p>1277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72" calcext:value-type="float">
            <text:p>472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675" calcext:value-type="float">
            <text:p>1675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019" calcext:value-type="float">
            <text:p>2019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019" calcext:value-type="float">
            <text:p>2019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19" calcext:value-type="float">
            <text:p>2019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68" calcext:value-type="float">
            <text:p>868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47" calcext:value-type="float">
            <text:p>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63" calcext:value-type="float">
            <text:p>1063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19" calcext:value-type="float">
            <text:p>2019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19" calcext:value-type="float">
            <text:p>201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19" calcext:value-type="float">
            <text:p>2019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19" calcext:value-type="float">
            <text:p>2019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19" calcext:value-type="float">
            <text:p>2019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55" calcext:value-type="float">
            <text:p>45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44" calcext:value-type="float">
            <text:p>64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256" calcext:value-type="float">
            <text:p>1256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273" calcext:value-type="float">
            <text:p>1273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28" calcext:value-type="float">
            <text:p>528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954" calcext:value-type="float">
            <text:p>1954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019" calcext:value-type="float">
            <text:p>2019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019" calcext:value-type="float">
            <text:p>201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257" calcext:value-type="float">
            <text:p>1257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89" calcext:value-type="float">
            <text:p>148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019" calcext:value-type="float">
            <text:p>2019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019" calcext:value-type="float">
            <text:p>2019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019" calcext:value-type="float">
            <text:p>2019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906" calcext:value-type="float">
            <text:p>906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60" calcext:value-type="float">
            <text:p>960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19" calcext:value-type="float">
            <text:p>2019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019" calcext:value-type="float">
            <text:p>2019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019" calcext:value-type="float">
            <text:p>2019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03" calcext:value-type="float">
            <text:p>50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16" calcext:value-type="float">
            <text:p>616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258" calcext:value-type="float">
            <text:p>1258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264" calcext:value-type="float">
            <text:p>1264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96" calcext:value-type="float">
            <text:p>49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922" calcext:value-type="float">
            <text:p>1922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019" calcext:value-type="float">
            <text:p>2019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19" calcext:value-type="float">
            <text:p>2019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019" calcext:value-type="float">
            <text:p>2019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19" calcext:value-type="float">
            <text:p>2019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019" calcext:value-type="float">
            <text:p>2019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46" calcext:value-type="float">
            <text:p>1246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56" calcext:value-type="float">
            <text:p>456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93" calcext:value-type="float">
            <text:p>1293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019" calcext:value-type="float">
            <text:p>20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019" calcext:value-type="float">
            <text:p>2019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019" calcext:value-type="float">
            <text:p>2019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992" calcext:value-type="float">
            <text:p>992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83" calcext:value-type="float">
            <text:p>783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019" calcext:value-type="float">
            <text:p>2019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019" calcext:value-type="float">
            <text:p>201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47" calcext:value-type="float">
            <text:p>4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29" calcext:value-type="float">
            <text:p>529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299" calcext:value-type="float">
            <text:p>1299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274" calcext:value-type="float">
            <text:p>1274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64" calcext:value-type="float">
            <text:p>564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019" calcext:value-type="float">
            <text:p>201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019" calcext:value-type="float">
            <text:p>2019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019" calcext:value-type="float">
            <text:p>2019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019" calcext:value-type="float">
            <text:p>201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019" calcext:value-type="float">
            <text:p>2019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47" calcext:value-type="float">
            <text:p>6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9T15:19:23.121277181</dc:date>
    <meta:document-statistic meta:table-count="1" meta:cell-count="2580" meta:object-count="0"/>
    <meta:generator>LibreOffice/4.2.8.2$Linux_X86_64 LibreOffice_project/420m0$Build-2</meta:generator>
  </office:meta>
</office:document-meta>
</file>